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74.95pt"/>
    </style:style>
    <style:style style:name="co4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TRESS TEST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etwork crea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llisBetweenEven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gents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2000000" calcext:value-type="float">
            <text:p>2,00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w agents per second</text:p>
          </table:table-cell>
          <table:table-cell office:value-type="float" office:value="3" calcext:value-type="float">
            <text:p>3</text:p>
          </table:table-cell>
          <table:table-cell/>
          <table:table-cell table:formula="of:=1/[.C7]*1000" office:value-type="float" office:value="333.333333333333" calcext:value-type="float">
            <text:p>333.3333333333</text:p>
          </table:table-cell>
          <table:table-cell/>
          <table:table-cell table:formula="of:=[.C7]*60*60" office:value-type="float" office:value="10800" calcext:value-type="float">
            <text:p>10800</text:p>
          </table:table-cell>
          <table:table-cell table:number-columns-repeated="2"/>
          <table:table-cell table:formula="of:=[.I8]*[.J8]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string" calcext:value-type="string">
            <text:p>Time to reach max network, days</text:p>
          </table:table-cell>
          <table:table-cell table:formula="of:=([.D6]-[.C6])/[.C7]/60/60/24" office:value-type="float" office:value="7.71219135802469" calcext:value-type="float">
            <text:p>7.71219135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/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Events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Events each second per agent</text:p>
          </table:table-cell>
          <table:table-cell table:style-name="ce4" office:value-type="string" calcext:value-type="string">
            <text:p>Events each day per agent</text:p>
          </table:table-cell>
          <table:table-cell table:style-name="ce4" office:value-type="string" calcext:value-type="string">
            <text:p>Total events per second simulation wise</text:p>
          </table:table-cell>
          <table:table-cell table:style-name="ce4" office:value-type="string" calcext:value-type="string">
            <text:p>Period between two events, milsecon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events per day</text:p>
          </table:table-cell>
          <table:table-cell table:style-name="ce2" office:value-type="float" office:value="1000000" calcext:value-type="float">
            <text:p>1,000,000</text:p>
          </table:table-cell>
          <table:table-cell table:formula="of:=[.C11]/[.$C$20]/[.$D$6]" office:value-type="float" office:value="0.00000578703703703704" calcext:value-type="float">
            <text:p>0.000005787</text:p>
          </table:table-cell>
          <table:table-cell table:formula="of:=[.D11]*[.$C$20]" office:value-type="float" office:value="0.5" calcext:value-type="float">
            <text:p>0.5</text:p>
          </table:table-cell>
          <table:table-cell table:formula="of:=[.C11]/24/60/60" office:value-type="float" office:value="11.5740740740741" calcext:value-type="float">
            <text:p>11.5740740741</text:p>
          </table:table-cell>
          <table:table-cell table:formula="of:=1/[.F11]*1000" office:value-type="float" office:value="86.4" calcext:value-type="float">
            <text:p>86.4</text:p>
          </table:table-cell>
          <table:table-cell/>
          <table:table-cell table:formula="of:=1/([.E11]/24/60/60/1000)" office:value-type="float" office:value="172800000" calcext:value-type="float">
            <text:p>1728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random pair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2]/[.$C$20]/[.$D$6]" office:value-type="float" office:value="0.00000173611111111111" calcext:value-type="float">
            <text:p>1.73611111111111E-06</text:p>
          </table:table-cell>
          <table:table-cell table:formula="of:=[.D12]*[.$C$20]" office:value-type="float" office:value="0.15" calcext:value-type="float">
            <text:p>0.15</text:p>
          </table:table-cell>
          <table:table-cell table:formula="of:=[.C12]/24/60/60" office:value-type="float" office:value="3.47222222222222" calcext:value-type="float">
            <text:p>3.4722222222</text:p>
          </table:table-cell>
          <table:table-cell table:formula="of:=1/[.F12]*1000" office:value-type="float" office:value="288" calcext:value-type="float">
            <text:p>288</text:p>
          </table:table-cell>
          <table:table-cell/>
          <table:table-cell table:formula="of:=[.I11]/1000" office:value-type="float" office:value="172800" calcext:value-type="float">
            <text:p>17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pairs in chain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3]/[.$C$20]/[.$D$6]" office:value-type="float" office:value="0.00000173611111111111" calcext:value-type="float">
            <text:p>1.73611111111111E-06</text:p>
          </table:table-cell>
          <table:table-cell table:formula="of:=[.D13]*[.$C$20]" office:value-type="float" office:value="0.15" calcext:value-type="float">
            <text:p>0.15</text:p>
          </table:table-cell>
          <table:table-cell table:formula="of:=[.C13]/24/60/60" office:value-type="float" office:value="3.47222222222222" calcext:value-type="float">
            <text:p>3.4722222222</text:p>
          </table:table-cell>
          <table:table-cell table:formula="of:=1/[.F13]*1000" office:value-type="float" office:value="288" calcext:value-type="float">
            <text:p>288</text:p>
          </table:table-cell>
          <table:table-cell/>
          <table:table-cell table:formula="of:=[.I12]/60" office:value-type="float" office:value="2880" calcext:value-type="float">
            <text:p>28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random cycle searches</text:p>
          </table:table-cell>
          <table:table-cell table:style-name="ce2" table:formula="of:=[.$C$11]*0.6" office:value-type="float" office:value="600000" calcext:value-type="float">
            <text:p>600,000</text:p>
          </table:table-cell>
          <table:table-cell table:formula="of:=[.C14]/[.$C$20]/[.$D$6]" office:value-type="float" office:value="0.00000347222222222222" calcext:value-type="float">
            <text:p>3.47222222222222E-06</text:p>
          </table:table-cell>
          <table:table-cell table:formula="of:=[.D14]*[.$C$20]" office:value-type="float" office:value="0.3" calcext:value-type="float">
            <text:p>0.3</text:p>
          </table:table-cell>
          <table:table-cell table:formula="of:=[.C14]/24/60/60" office:value-type="float" office:value="6.94444444444444" calcext:value-type="float">
            <text:p>6.9444444444</text:p>
          </table:table-cell>
          <table:table-cell table:formula="of:=1/[.F14]*1000" office:value-type="float" office:value="144" calcext:value-type="float">
            <text:p>144</text:p>
          </table:table-cell>
          <table:table-cell/>
          <table:table-cell table:formula="of:=[.I13]/60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targeted cycle searches</text:p>
          </table:table-cell>
          <table:table-cell table:style-name="ce2" office:value-type="float" office:value="20000" calcext:value-type="float">
            <text:p>20,000</text:p>
          </table:table-cell>
          <table:table-cell table:formula="of:=[.C15]/[.$C$20]/[.$D$6]" office:value-type="float" office:value="0.000000115740740740741" calcext:value-type="float">
            <text:p>1.15740740740741E-07</text:p>
          </table:table-cell>
          <table:table-cell table:formula="of:=[.D15]*[.$C$20]" office:value-type="float" office:value="0.01" calcext:value-type="float">
            <text:p>0.01</text:p>
          </table:table-cell>
          <table:table-cell table:formula="of:=[.C15]/24/60/60" office:value-type="float" office:value="0.231481481481481" calcext:value-type="float">
            <text:p>0.2314814815</text:p>
          </table:table-cell>
          <table:table-cell table:formula="of:=1/[.F15]*1000" office:value-type="float" office:value="4320" calcext:value-type="float">
            <text:p>4320</text:p>
          </table:table-cell>
          <table:table-cell/>
          <table:table-cell table:formula="of:=[.I14]/24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similarity searches</text:p>
          </table:table-cell>
          <table:table-cell table:style-name="ce2" office:value-type="float" office:value="200000" calcext:value-type="float">
            <text:p>200,000</text:p>
          </table:table-cell>
          <table:table-cell table:formula="of:=[.C16]/[.$C$20]/[.$D$6]" office:value-type="float" office:value="0.00000115740740740741" calcext:value-type="float">
            <text:p>1.15740740740741E-06</text:p>
          </table:table-cell>
          <table:table-cell table:formula="of:=[.D16]*[.$C$20]" office:value-type="float" office:value="0.1" calcext:value-type="float">
            <text:p>0.1</text:p>
          </table:table-cell>
          <table:table-cell table:formula="of:=[.C16]/24/60/60" office:value-type="float" office:value="2.31481481481481" calcext:value-type="float">
            <text:p>2.3148148148</text:p>
          </table:table-cell>
          <table:table-cell table:formula="of:=1/[.F16]*1000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stan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conds per day</text:p>
          </table:table-cell>
          <table:table-cell table:formula="of:=24*60*60" office:value-type="float" office:value="86400" calcext:value-type="float">
            <text:p>86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inLength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AVEDEV([.C21];[.D2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Derived parameters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Events each second per agent</text:p>
          </table:table-cell>
          <table:table-cell table:style-name="ce4" office:value-type="string" calcext:value-type="string">
            <text:p>Events each day per ag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 chains per day on average</text:p>
          </table:table-cell>
          <table:table-cell table:formula="of:=[.C13]/[.E21]" office:value-type="float" office:value="27272.7272727273" calcext:value-type="float">
            <text:p>27272.7272727273</text:p>
          </table:table-cell>
          <table:table-cell table:formula="of:=[.C24]/[.$C$20]/[.$D$6]" office:value-type="float" office:value="0.000000157828282828283" calcext:value-type="float">
            <text:p>1.57828282828283E-07</text:p>
          </table:table-cell>
          <table:table-cell table:formula="of:=[.D24]*[.$C$20]" office:value-type="float" office:value="0.0136363636363636" calcext:value-type="float">
            <text:p>0.01363636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ys</text:p>
          </table:table-cell>
          <table:table-cell table:style-name="ce3" table:formula="of:=1/24" office:value-type="date" office:date-value="1899-12-30T01:00:00" calcext:value-type="date">
            <text:p>12/30/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liseconds</text:p>
          </table:table-cell>
          <table:table-cell table:formula="of:=[.C27]*24*60*60*1000" office:value-type="float" office:value="3600000" calcext:value-type="float">
            <text:p>360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1:15:04.171598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48:31.074512285</meta:creation-date>
    <dc:date>2018-11-21T23:56:33.964247243</dc:date>
    <meta:editing-duration>P2DT18H32M14S</meta:editing-duration>
    <meta:editing-cycles>10</meta:editing-cycles>
    <meta:generator>LibreOffice/5.1.6.2$Linux_X86_64 LibreOffice_project/10m0$Build-2</meta:generator>
    <meta:document-statistic meta:table-count="1" meta:cell-count="88" meta:object-count="0"/>
  </office:meta>
</office:document-meta>
</file>